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22.41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3.413cm"/>
    </style:style>
    <style:style style:name="CourseDetails.B" style:family="table-column">
      <style:table-column-properties style:column-width="9.437cm"/>
    </style:style>
    <style:style style:name="CourseDetails.C" style:family="table-column">
      <style:table-column-properties style:column-width="4.057cm"/>
    </style:style>
    <style:style style:name="CourseDetails.D" style:family="table-column">
      <style:table-column-properties style:column-width="5.503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Unitwise" style:family="table" style:master-page-name="">
      <style:table-properties style:width="26.591cm" fo:margin-left="0cm" style:page-number="auto" fo:break-before="auto" fo:break-after="auto" table:align="left" style:shadow="none" fo:keep-with-next="auto" style:may-break-between-rows="true" table:border-model="collapsing"/>
    </style:style>
    <style:style style:name="Unitwise.A" style:family="table-column">
      <style:table-column-properties style:column-width="1.799cm"/>
    </style:style>
    <style:style style:name="Unitwise.B" style:family="table-column">
      <style:table-column-properties style:column-width="11.404cm"/>
    </style:style>
    <style:style style:name="Unitwise.C" style:family="table-column">
      <style:table-column-properties style:column-width="1.984cm"/>
    </style:style>
    <style:style style:name="Unitwise.D" style:family="table-column">
      <style:table-column-properties style:column-width="2.619cm"/>
    </style:style>
    <style:style style:name="Unitwise.E" style:family="table-column">
      <style:table-column-properties style:column-width="2.002cm"/>
    </style:style>
    <style:style style:name="Unitwise.F" style:family="table-column">
      <style:table-column-properties style:column-width="2.099cm"/>
    </style:style>
    <style:style style:name="Unitwise.G" style:family="table-column">
      <style:table-column-properties style:column-width="2.487cm"/>
    </style:style>
    <style:style style:name="Unitwise.H" style:family="table-column">
      <style:table-column-properties style:column-width="2.196cm"/>
    </style:style>
    <style:style style:name="Unitwise.1" style:family="table-row">
      <style:table-row-properties fo:keep-together="auto"/>
    </style:style>
    <style:style style:name="Unitwise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nitwise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Unitwise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6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ae8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43d6" officeooo:paragraph-rsid="00734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19d" officeooo:paragraph-rsid="0077c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6e55" officeooo:paragraph-rsid="00786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41dd" officeooo:paragraph-rsid="00a0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2feb" officeooo:paragraph-rsid="00a12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33e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760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ae8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bb563" officeooo:paragraph-rsid="007bb5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02d22" officeooo:paragraph-rsid="006f5f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372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760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ae8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820f" officeooo:paragraph-rsid="006382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904d2" officeooo:paragraph-rsid="006904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9ea9" officeooo:paragraph-rsid="006d9e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ee8d7" officeooo:paragraph-rsid="006ee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7c19d" officeooo:paragraph-rsid="0077c1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86e55" officeooo:paragraph-rsid="00786e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2118f" officeooo:paragraph-rsid="007211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b3a9" officeooo:paragraph-rsid="007db3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4d0a5b" officeooo:paragraph-rsid="004d0a5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5e77c3" officeooo:paragraph-rsid="005e77c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e233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e233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9f4" officeooo:paragraph-rsid="004759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d0a5b" officeooo:paragraph-rsid="004d0a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e0d1f" officeooo:paragraph-rsid="005e0d1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9d494" officeooo:paragraph-rsid="0089d49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2798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331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4b63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6a2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4b639" officeooo:paragraph-rsid="0094b63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6a2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859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97f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b3b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d2ef2" officeooo:paragraph-rsid="009d2ef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d2ef2" officeooo:paragraph-rsid="009e9c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e9cf0" officeooo:paragraph-rsid="009e9c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e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e5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f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2707" officeooo:paragraph-rsid="00842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2707" officeooo:paragraph-rsid="00842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7146" officeooo:paragraph-rsid="00847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23cbc" officeooo:paragraph-rsid="00a23cb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42707" officeooo:paragraph-rsid="00842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Standard">
      <style:paragraph-properties fo:line-height="150%" fo:text-align="end" style:justify-single-word="false"/>
      <style:text-properties fo:font-size="11pt" officeooo:paragraph-rsid="0039bedc" style:font-size-asian="11pt" style:font-size-complex="11pt"/>
    </style:style>
    <style:style style:name="P78" style:family="paragraph" style:parent-style-name="Standard">
      <style:paragraph-properties fo:line-height="150%" fo:text-align="end" style:justify-single-word="false"/>
      <style:text-properties fo:font-size="11pt" officeooo:paragraph-rsid="0047e512" style:font-size-asian="11pt" style:font-size-complex="11pt"/>
    </style:style>
    <style:style style:name="P79" style:family="paragraph" style:parent-style-name="Standard">
      <style:paragraph-properties fo:line-height="150%" fo:text-align="end" style:justify-single-word="false"/>
      <style:text-properties fo:font-size="11pt" officeooo:paragraph-rsid="004f1d12" style:font-size-asian="11pt" style:font-size-complex="11pt"/>
    </style:style>
    <style:style style:name="P80" style:family="paragraph" style:parent-style-name="Standard">
      <style:paragraph-properties fo:line-height="150%"/>
      <style:text-properties fo:font-size="11pt" officeooo:paragraph-rsid="0039bedc" style:font-size-asian="11pt" style:font-size-complex="11pt"/>
    </style:style>
    <style:style style:name="P81" style:family="paragraph" style:parent-style-name="Standard">
      <style:paragraph-properties fo:line-height="150%"/>
      <style:text-properties fo:font-size="11pt" officeooo:paragraph-rsid="0047e512" style:font-size-asian="11pt" style:font-size-complex="11pt"/>
    </style:style>
    <style:style style:name="P82" style:family="paragraph" style:parent-style-name="Standard">
      <style:paragraph-properties fo:line-height="150%"/>
      <style:text-properties fo:font-size="11pt" officeooo:paragraph-rsid="004f1d12" style:font-size-asian="11pt" style:font-size-complex="11pt"/>
    </style:style>
    <style:style style:name="P83" style:family="paragraph" style:parent-style-name="Standard">
      <style:text-properties fo:font-size="11pt" officeooo:rsid="00137b4a" officeooo:paragraph-rsid="0039bedc" style:font-size-asian="11pt" style:font-size-complex="11pt"/>
    </style:style>
    <style:style style:name="P84" style:family="paragraph" style:parent-style-name="Standard">
      <style:text-properties fo:font-size="11pt" officeooo:rsid="00137b4a" officeooo:paragraph-rsid="0047e512" style:font-size-asian="11pt" style:font-size-complex="11pt"/>
    </style:style>
    <style:style style:name="P85" style:family="paragraph" style:parent-style-name="Standard">
      <style:text-properties fo:font-size="11pt" officeooo:rsid="00137b4a" officeooo:paragraph-rsid="004f1d12" style:font-size-asian="11pt" style:font-size-complex="11pt"/>
    </style:style>
    <style:style style:name="P86" style:family="paragraph" style:parent-style-name="Standard">
      <style:text-properties fo:font-size="11pt" officeooo:paragraph-rsid="0039bedc" style:font-size-asian="11pt" style:font-size-complex="11pt"/>
    </style:style>
    <style:style style:name="P87" style:family="paragraph" style:parent-style-name="Standard">
      <style:text-properties fo:font-size="11pt" officeooo:paragraph-rsid="00415ae3" style:font-size-asian="11pt" style:font-size-complex="11pt"/>
    </style:style>
    <style:style style:name="P88" style:family="paragraph" style:parent-style-name="Standard">
      <style:text-properties fo:font-size="11pt" officeooo:paragraph-rsid="0047e512" style:font-size-asian="11pt" style:font-size-complex="11pt"/>
    </style:style>
    <style:style style:name="P89" style:family="paragraph" style:parent-style-name="Standard">
      <style:text-properties fo:font-size="11pt" officeooo:paragraph-rsid="004f1d12" style:font-size-asian="11pt" style:font-size-complex="11pt"/>
    </style:style>
    <style:style style:name="P90" style:family="paragraph" style:parent-style-name="Standard">
      <style:text-properties fo:font-size="11pt" officeooo:paragraph-rsid="005a719c" style:font-size-asian="11pt" style:font-size-complex="11pt"/>
    </style:style>
    <style:style style:name="P91" style:family="paragraph" style:parent-style-name="Standard">
      <style:text-properties fo:font-size="11pt" officeooo:paragraph-rsid="005c1cf6" style:font-size-asian="11pt" style:font-size-complex="11pt"/>
    </style:style>
    <style:style style:name="P92" style:family="paragraph" style:parent-style-name="Standard">
      <style:paragraph-properties fo:line-height="150%" fo:text-align="end" style:justify-single-word="false"/>
      <style:text-properties fo:font-size="11pt" fo:font-weight="bold" officeooo:paragraph-rsid="0047e512" style:font-size-asian="11pt" style:font-weight-asian="bold" style:font-size-complex="11pt" style:font-weight-complex="bold"/>
    </style:style>
    <style:style style:name="P93" style:family="paragraph" style:parent-style-name="Standard">
      <style:paragraph-properties fo:line-height="150%" fo:text-align="end" style:justify-single-word="false"/>
      <style:text-properties fo:font-size="11pt" fo:font-weight="bold" officeooo:paragraph-rsid="004f1d12" style:font-size-asian="11pt" style:font-weight-asian="bold" style:font-size-complex="11pt" style:font-weight-complex="bold"/>
    </style:style>
    <style:style style:name="P94" style:family="paragraph" style:parent-style-name="Standard">
      <style:text-properties fo:font-size="11pt" fo:language="en" fo:country="US" officeooo:paragraph-rsid="004f1d12" style:font-size-asian="11pt" style:font-size-complex="11pt"/>
    </style:style>
    <style:style style:name="P95" style:family="paragraph" style:parent-style-name="Standard">
      <style:text-properties officeooo:paragraph-rsid="0039bedc"/>
    </style:style>
    <style:style style:name="P96" style:family="paragraph" style:parent-style-name="Standard">
      <style:text-properties officeooo:paragraph-rsid="0047e512"/>
    </style:style>
    <style:style style:name="P97" style:family="paragraph" style:parent-style-name="Standard">
      <style:text-properties officeooo:paragraph-rsid="004f1d12"/>
    </style:style>
    <style:style style:name="P98" style:family="paragraph" style:parent-style-name="Standard">
      <style:text-properties officeooo:paragraph-rsid="0067605e"/>
    </style:style>
    <style:style style:name="P99" style:family="paragraph" style:parent-style-name="Standard">
      <style:text-properties officeooo:paragraph-rsid="006ae8a2"/>
    </style:style>
    <style:style style:name="P100" style:family="paragraph" style:parent-style-name="Standard">
      <style:text-properties officeooo:paragraph-rsid="007a3ce2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1fc4b" officeooo:paragraph-rsid="0041fc4b" style:font-weight-asian="normal" style:font-weight-complex="normal"/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tyle="italic" fo:font-weight="bold" officeooo:rsid="0042cbdc" officeooo:paragraph-rsid="0042cbdc" style:font-style-asian="italic" style:font-weight-asian="bold" style:font-style-complex="italic" style:font-weight-complex="bold"/>
    </style:style>
    <style:style style:name="P10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bf19d" officeooo:paragraph-rsid="000bf19d" style:font-weight-asian="bold" style:font-weight-complex="bold"/>
    </style:style>
    <style:style style:name="P10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d90c3" officeooo:paragraph-rsid="000d90c3" style:font-weight-asian="bold" style:font-weight-complex="bold"/>
    </style:style>
    <style:style style:name="P10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122ea8" officeooo:paragraph-rsid="000d90c3" style:font-weight-asian="bold" style:font-weight-complex="bold"/>
    </style:style>
    <style:style style:name="P10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41fc4b" officeooo:paragraph-rsid="0041fc4b" style:font-weight-asian="bold" style:font-weight-complex="bold"/>
    </style:style>
    <style:style style:name="P107" style:family="paragraph" style:parent-style-name="Standard">
      <style:paragraph-properties fo:break-before="page"/>
      <style:text-properties officeooo:paragraph-rsid="004f1d12"/>
    </style:style>
    <style:style style:name="P108" style:family="paragraph" style:parent-style-name="Standard">
      <style:paragraph-properties fo:break-before="page"/>
      <style:text-properties officeooo:paragraph-rsid="0039bedc"/>
    </style:style>
    <style:style style:name="P10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font-weight="bold" officeooo:rsid="000a126a" officeooo:paragraph-rsid="000a126a" style:font-weight-asian="bold" style:font-weight-complex="bold"/>
    </style:style>
    <style:style style:name="P11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1fc4b" officeooo:paragraph-rsid="00a92053" style:font-weight-asian="normal" style:font-weight-complex="normal"/>
    </style:style>
    <style:style style:name="P1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cba324"/>
    </style:style>
    <style:style style:name="P1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cba324" style:font-weight-asian="bold" style:font-weight-complex="bold"/>
    </style:style>
    <style:style style:name="P113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d39e" officeooo:paragraph-rsid="00b1d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8f01" officeooo:paragraph-rsid="00b28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c79d" officeooo:paragraph-rsid="00b3c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2730" officeooo:paragraph-rsid="00b42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6c55" officeooo:paragraph-rsid="00b46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004b" officeooo:paragraph-rsid="00b60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ee1e" officeooo:paragraph-rsid="00b7e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a47d8" officeooo:paragraph-rsid="00ba4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8489" officeooo:paragraph-rsid="00bc8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a68" officeooo:paragraph-rsid="00bdc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Standard">
      <style:text-properties officeooo:paragraph-rsid="002e8c22"/>
    </style:style>
    <style:style style:name="P126" style:family="paragraph" style:parent-style-name="Standard">
      <style:text-properties officeooo:paragraph-rsid="00cba324"/>
    </style:style>
    <style:style style:name="P127" style:family="paragraph" style:parent-style-name="Standard">
      <style:paragraph-properties fo:break-before="auto" fo:break-after="auto"/>
      <style:text-properties officeooo:paragraph-rsid="002e8c22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ad0" officeooo:paragraph-rsid="00bf57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b8b" officeooo:paragraph-rsid="001d1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0a4" officeooo:paragraph-rsid="00892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d7" officeooo:paragraph-rsid="001f91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c79d" officeooo:paragraph-rsid="00b3c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2730" officeooo:paragraph-rsid="00b42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6c55" officeooo:paragraph-rsid="00b46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004b" officeooo:paragraph-rsid="00b60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d603" officeooo:paragraph-rsid="00b8d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733d" officeooo:paragraph-rsid="00bb7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a68" officeooo:paragraph-rsid="00bdc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6e" officeooo:paragraph-rsid="00c0fc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6e" officeooo:paragraph-rsid="00c0fc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abdc" officeooo:paragraph-rsid="00c4ab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2892" officeooo:paragraph-rsid="00c9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c334" officeooo:paragraph-rsid="0019c3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8d23" officeooo:paragraph-rsid="00188d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fc37" officeooo:paragraph-rsid="00aafc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92a5" officeooo:paragraph-rsid="00ac92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675f" style:font-weight-asian="bold"/>
    </style:style>
    <style:style style:name="T4" style:family="text">
      <style:text-properties fo:font-weight="bold" officeooo:rsid="00369f11" style:font-weight-asian="bold"/>
    </style:style>
    <style:style style:name="T5" style:family="text">
      <style:text-properties fo:font-weight="bold" officeooo:rsid="003a887d" style:font-weight-asian="bold"/>
    </style:style>
    <style:style style:name="T6" style:family="text">
      <style:text-properties fo:font-weight="bold" officeooo:rsid="003ae7f0" style:font-weight-asian="bold"/>
    </style:style>
    <style:style style:name="T7" style:family="text">
      <style:text-properties fo:font-weight="bold" officeooo:rsid="0047e512" style:font-weight-asian="bold"/>
    </style:style>
    <style:style style:name="T8" style:family="text">
      <style:text-properties fo:font-weight="bold" officeooo:rsid="004ff211" style:font-weight-asian="bold"/>
    </style:style>
    <style:style style:name="T9" style:family="text">
      <style:text-properties fo:font-weight="bold" style:font-name-asian="Calibri" style:font-weight-asian="bold"/>
    </style:style>
    <style:style style:name="T10" style:family="text">
      <style:text-properties fo:font-weight="bold" officeooo:rsid="003ae7f0" style:font-name-asian="Calibri" style:font-weight-asian="bold"/>
    </style:style>
    <style:style style:name="T11" style:family="text">
      <style:text-properties fo:font-weight="bold" officeooo:rsid="0047e512" style:font-name-asian="Calibri" style:font-weight-asian="bold"/>
    </style:style>
    <style:style style:name="T12" style:family="text">
      <style:text-properties fo:font-weight="bold" officeooo:rsid="0051899e" style:font-name-asian="Calibri" style:font-weight-asian="bold"/>
    </style:style>
    <style:style style:name="T13" style:family="text">
      <style:text-properties officeooo:rsid="003c4af4"/>
    </style:style>
    <style:style style:name="T14" style:family="text">
      <style:text-properties officeooo:rsid="003d8fb1"/>
    </style:style>
    <style:style style:name="T15" style:family="text">
      <style:text-properties officeooo:rsid="003f462f"/>
    </style:style>
    <style:style style:name="T16" style:family="text">
      <style:text-properties officeooo:rsid="0040cbcd"/>
    </style:style>
    <style:style style:name="T17" style:family="text">
      <style:text-properties officeooo:rsid="0044a4ee"/>
    </style:style>
    <style:style style:name="T18" style:family="text">
      <style:text-properties officeooo:rsid="0049dff3"/>
    </style:style>
    <style:style style:name="T19" style:family="text">
      <style:text-properties officeooo:rsid="004ab472"/>
    </style:style>
    <style:style style:name="T20" style:family="text">
      <style:text-properties officeooo:rsid="004c7967"/>
    </style:style>
    <style:style style:name="T21" style:family="text">
      <style:text-properties officeooo:rsid="004cc318"/>
    </style:style>
    <style:style style:name="T22" style:family="text">
      <style:text-properties officeooo:rsid="0053475b"/>
    </style:style>
    <style:style style:name="T23" style:family="text">
      <style:text-properties officeooo:rsid="0054595b"/>
    </style:style>
    <style:style style:name="T24" style:family="text">
      <style:text-properties officeooo:rsid="00565cfb"/>
    </style:style>
    <style:style style:name="T25" style:family="text">
      <style:text-properties officeooo:rsid="0058272c"/>
    </style:style>
    <style:style style:name="T26" style:family="text">
      <style:text-properties officeooo:rsid="00587547"/>
    </style:style>
    <style:style style:name="T27" style:family="text">
      <style:text-properties officeooo:rsid="005c1cf6"/>
    </style:style>
    <style:style style:name="T28" style:family="text">
      <style:text-properties officeooo:rsid="006904d2"/>
    </style:style>
    <style:style style:name="T29" style:family="text">
      <style:text-properties officeooo:rsid="006ae8a2"/>
    </style:style>
    <style:style style:name="T30" style:family="text">
      <style:text-properties officeooo:rsid="006c0faf"/>
    </style:style>
    <style:style style:name="T31" style:family="text">
      <style:text-properties officeooo:rsid="0074ee6e"/>
    </style:style>
    <style:style style:name="T32" style:family="text">
      <style:text-properties officeooo:rsid="007c4403"/>
    </style:style>
    <style:style style:name="T33" style:family="text">
      <style:text-properties officeooo:rsid="00847146"/>
    </style:style>
    <style:style style:name="T34" style:family="text">
      <style:text-properties officeooo:rsid="00927983"/>
    </style:style>
    <style:style style:name="T35" style:family="text">
      <style:text-properties officeooo:rsid="0093319f"/>
    </style:style>
    <style:style style:name="T36" style:family="text">
      <style:text-properties officeooo:rsid="0094b639"/>
    </style:style>
    <style:style style:name="T37" style:family="text">
      <style:text-properties officeooo:rsid="0096a205"/>
    </style:style>
    <style:style style:name="T38" style:family="text">
      <style:text-properties officeooo:rsid="00985999"/>
    </style:style>
    <style:style style:name="T39" style:family="text">
      <style:text-properties officeooo:rsid="00997f50"/>
    </style:style>
    <style:style style:name="T40" style:family="text">
      <style:text-properties officeooo:rsid="009b3bb4"/>
    </style:style>
    <style:style style:name="T41" style:family="text">
      <style:text-properties officeooo:rsid="00a12feb"/>
    </style:style>
    <style:style style:name="T42" style:family="text">
      <style:text-properties officeooo:rsid="00a18b32"/>
    </style:style>
    <style:style style:name="T43" style:family="text">
      <style:text-properties officeooo:rsid="00a3c7cb"/>
    </style:style>
    <style:style style:name="T44" style:family="text">
      <style:text-properties officeooo:rsid="00a7941f"/>
    </style:style>
    <style:style style:name="T45" style:family="text">
      <style:text-properties officeooo:rsid="00a92053"/>
    </style:style>
    <style:style style:name="T46" style:family="text">
      <style:text-properties officeooo:rsid="00b3283b"/>
    </style:style>
    <style:style style:name="T47" style:family="text">
      <style:text-properties officeooo:rsid="00bf57c6"/>
    </style:style>
    <style:style style:name="T48" style:family="text">
      <style:text-properties officeooo:rsid="00cd33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KGISL Institute of Technology</text:p>
      <text:p text:style-name="P103">Department of Information Technology</text:p>
      <text:p text:style-name="P104">Lesson Plan (Mi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Table_20_Contents">Faculty Name:</text:p>
          </table:table-cell>
          <table:table-cell table:style-name="CourseDetails.B1" office:value-type="string">
            <text:p text:style-name="P4">Rajasekaran <text:span text:style-name="T43">S</text:span></text:p>
          </table:table-cell>
          <table:table-cell table:style-name="CourseDetails.C1" office:value-type="string">
            <text:p text:style-name="P4">Designation:</text:p>
          </table:table-cell>
          <table:table-cell table:style-name="CourseDetails.D1" office:value-type="string">
            <text:p text:style-name="P4">Assistant Professor</text:p>
          </table:table-cell>
        </table:table-row>
        <table:table-row table:style-name="CourseDetails.1">
          <table:table-cell table:style-name="CourseDetails.A2" office:value-type="string">
            <text:p text:style-name="P5">Course Name:</text:p>
          </table:table-cell>
          <table:table-cell table:style-name="CourseDetails.B2" office:value-type="string">
            <text:p text:style-name="P5">OBJECT ORIENTED PROGRAMMING <text:span text:style-name="T44">LABORATORY</text:span></text:p>
          </table:table-cell>
          <table:table-cell table:style-name="CourseDetails.C2" office:value-type="string">
            <text:p text:style-name="P6">Course Code:</text:p>
          </table:table-cell>
          <table:table-cell table:style-name="CourseDetails.D2" office:value-type="string">
            <text:p text:style-name="P6">CS838<text:span text:style-name="T44">3</text:span></text:p>
          </table:table-cell>
        </table:table-row>
        <table:table-row>
          <table:table-cell table:style-name="CourseDetails.A3" office:value-type="string">
            <text:p text:style-name="P7">Academic Year</text:p>
          </table:table-cell>
          <table:table-cell table:style-name="CourseDetails.B3" office:value-type="string">
            <text:p text:style-name="P7">2018-2019</text:p>
          </table:table-cell>
          <table:table-cell table:style-name="CourseDetails.C3" office:value-type="string">
            <text:p text:style-name="P7">Sem/Year</text:p>
          </table:table-cell>
          <table:table-cell table:style-name="CourseDetails.D3" office:value-type="string">
            <text:p text:style-name="P7">III/II</text:p>
          </table:table-cell>
        </table:table-row>
      </table:table>
      <text:p text:style-name="P105"/>
      <text:p text:style-name="P106">COURSE OUTCOME:</text:p>
      <text:p text:style-name="P102">At the end of course <text:span text:style-name="T17">the student should be able to:</text:span></text:p>
      <text:p text:style-name="P101"><text:span text:style-name="T2">CO1</text:span>:<text:tab/>To build software development skills using java programming for real-world applications.</text:p>
      <text:p text:style-name="P101"><text:span text:style-name="T2">CO2</text:span>:<text:tab/>To understand and apply the concepts of classes, packages, interfaces, arraylist, exception handling and file processing.</text:p>
      <text:p text:style-name="P101"><text:span text:style-name="T2">CO3</text:span>:<text:tab/>To develop applications using generic programming and event handling.</text:p>
      <text:p text:style-name="P110"><text:span text:style-name="T2">CO4</text:span>:<text:tab/>To understand and apply the concepts of <text:span text:style-name="T45">multi threading.</text:span></text:p>
      <text:p text:style-name="P101"><text:span text:style-name="T2">CO5</text:span>:<text:tab/>To design and build simple Graphical User Interfaces <text:span text:style-name="T45">application.</text:span></text:p>
      <table:table table:name="Unitwise" table:style-name="Unitwise" table:template-name="Default Style">
        <table:table-column table:style-name="Unitwise.A"/>
        <table:table-column table:style-name="Unitwise.B"/>
        <table:table-column table:style-name="Unitwise.C"/>
        <table:table-column table:style-name="Unitwise.D"/>
        <table:table-column table:style-name="Unitwise.E"/>
        <table:table-column table:style-name="Unitwise.F"/>
        <table:table-column table:style-name="Unitwise.G"/>
        <table:table-column table:style-name="Unitwise.H"/>
        <table:table-row table:style-name="Unitwise.1">
          <table:table-cell table:style-name="Unitwise.A1" office:value-type="string">
            <text:p text:style-name="P146">S No</text:p>
          </table:table-cell>
          <table:table-cell table:style-name="Unitwise.A1" office:value-type="string">
            <text:p text:style-name="P147">Expriments</text:p>
          </table:table-cell>
          <table:table-cell table:style-name="Unitwise.A1" office:value-type="string">
            <text:p text:style-name="P147">Hours Required</text:p>
          </table:table-cell>
          <table:table-cell table:style-name="Unitwise.A1" office:value-type="string">
            <text:p text:style-name="P147">Date Planned</text:p>
          </table:table-cell>
          <table:table-cell table:style-name="Unitwise.A1" office:value-type="string">
            <text:p text:style-name="P145">Course Outcome</text:p>
          </table:table-cell>
          <table:table-cell table:style-name="Unitwise.A1" office:value-type="string">
            <text:p text:style-name="P144">Actual Date</text:p>
          </table:table-cell>
          <table:table-cell table:style-name="Unitwise.A1" office:value-type="string">
            <text:p text:style-name="P144">Day order/Hour</text:p>
          </table:table-cell>
          <table:table-cell table:style-name="Unitwise.H1" office:value-type="string">
            <text:p text:style-name="P144">Remarks</text:p>
          </table:table-cell>
        </table:table-row>
        <table:table-row table:style-name="Unitwise.1">
          <table:table-cell table:style-name="Unitwise.A2" office:value-type="string">
            <text:p text:style-name="P129">1</text:p>
          </table:table-cell>
          <table:table-cell table:style-name="Unitwise.B2" office:value-type="string">
            <text:p text:style-name="P114">Developing a applications that helps to calculate Electricity Bills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1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>
          <table:table-cell table:style-name="Unitwise.A2" office:value-type="string">
            <text:p text:style-name="P131">2</text:p>
          </table:table-cell>
          <table:table-cell table:style-name="Unitwise.B3" office:value-type="string">
            <text:p text:style-name="P115">Developing <text:span text:style-name="T46">c</text:span>onverters <text:span text:style-name="T46">application </text:span>using java packages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1">3</text:p>
          </table:table-cell>
          <table:table-cell table:style-name="Unitwise.B4" office:value-type="string">
            <text:p text:style-name="P116">Developing Payroll Processing System for different employes.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2">4</text:p>
          </table:table-cell>
          <table:table-cell table:style-name="Unitwise.B5" office:value-type="string">
            <text:p text:style-name="P117">Desing and implement java ADT stack interface with exception handling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3">5</text:p>
          </table:table-cell>
          <table:table-cell table:style-name="Unitwise.B6" office:value-type="string">
            <text:p text:style-name="P118">Developing application for string operations in ArrayList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4">6</text:p>
          </table:table-cell>
          <table:table-cell table:style-name="Unitwise.B7" office:value-type="string">
            <text:p text:style-name="P119">Developing an application for printing area of shapes using abstract class concepts.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5">7</text:p>
          </table:table-cell>
          <table:table-cell table:style-name="Unitwise.B8" office:value-type="string">
            <text:p text:style-name="P120">Developing an application with user defined exceptions.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6">8</text:p>
          </table:table-cell>
          <table:table-cell table:style-name="Unitwise.B9" office:value-type="string">
            <text:p text:style-name="P121">Developing an application that performs read and write operations in files.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2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7">9</text:p>
          </table:table-cell>
          <table:table-cell table:style-name="Unitwise.B10" office:value-type="string">
            <text:p text:style-name="P122">Developing an application that uses the multithreding concepts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4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2" office:value-type="string">
            <text:p text:style-name="P138">10</text:p>
          </table:table-cell>
          <table:table-cell table:style-name="Unitwise.B11" office:value-type="string">
            <text:p text:style-name="P123">Developing an application that find’s the maximum for given value indipendent of it’s type using generic programiming.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3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ext:soft-page-break/>
        <table:table-row table:style-name="Unitwise.1">
          <table:table-cell table:style-name="Unitwise.A2" office:value-type="string">
            <text:p text:style-name="P138">11</text:p>
          </table:table-cell>
          <table:table-cell table:style-name="Unitwise.B12" office:value-type="string">
            <text:p text:style-name="P128">Design<text:span text:style-name="T47">ing</text:span> a calculator using event-driven programming paradigm of Java <text:span text:style-name="T47">[Decimal and Scientific]</text:span></text:p>
          </table:table-cell>
          <table:table-cell table:style-name="Unitwise.A2" office:value-type="string">
            <text:p text:style-name="P142">4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5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>
          <table:table-cell table:style-name="Unitwise.A2" office:value-type="string">
            <text:p text:style-name="P140">12</text:p>
          </table:table-cell>
          <table:table-cell table:style-name="Unitwise.B13" office:value-type="string">
            <text:p text:style-name="P139">Mini-Project</text:p>
          </table:table-cell>
          <table:table-cell table:style-name="Unitwise.A2" office:value-type="string">
            <text:p text:style-name="P142">16</text:p>
          </table:table-cell>
          <table:table-cell table:style-name="Unitwise.A2" office:value-type="string">
            <text:p text:style-name="P130"/>
          </table:table-cell>
          <table:table-cell table:style-name="Unitwise.A2" office:value-type="string">
            <text:p text:style-name="P142">CO5</text:p>
          </table:table-cell>
          <table:table-cell table:style-name="Unitwise.A2" office:value-type="string">
            <text:p text:style-name="P141"/>
          </table:table-cell>
          <table:table-cell table:style-name="Unitwise.A2" office:value-type="string">
            <text:p text:style-name="P141"/>
          </table:table-cell>
          <table:table-cell table:style-name="Unitwise.H2" office:value-type="string">
            <text:p text:style-name="P141"/>
          </table:table-cell>
        </table:table-row>
        <table:table-row table:style-name="Unitwise.1">
          <table:table-cell table:style-name="Unitwise.A14" table:number-columns-spanned="4" office:value-type="string">
            <text:p text:style-name="P73">Total No. of Hours Required as per Lesson Plan to complete the Course</text:p>
          </table:table-cell>
          <table:covered-table-cell/>
          <table:covered-table-cell/>
          <table:covered-table-cell/>
          <table:table-cell table:style-name="Unitwise.E14" table:number-columns-spanned="4" office:value-type="string">
            <text:p text:style-name="P143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5" table:number-columns-spanned="4" office:value-type="string">
            <text:p text:style-name="P124">Total No. of Hours prescribed by Anna University for Completion of the Course</text:p>
          </table:table-cell>
          <table:covered-table-cell/>
          <table:covered-table-cell/>
          <table:covered-table-cell/>
          <table:table-cell table:style-name="Unitwise.E15" table:number-columns-spanned="4" office:value-type="string">
            <text:p text:style-name="P143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6" table:number-columns-spanned="4" office:value-type="string">
            <text:p text:style-name="P124">Total No. of Hours Required as per Lesson Plan to complete the Course</text:p>
          </table:table-cell>
          <table:covered-table-cell/>
          <table:covered-table-cell/>
          <table:covered-table-cell/>
          <table:table-cell table:style-name="Unitwise.E16" table:number-columns-spanned="4" office:value-type="string">
            <text:p text:style-name="P143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7" table:number-columns-spanned="4" office:value-type="string">
            <text:p text:style-name="P73">No. of Hours Required for covering Content Beyond Syllabus</text:p>
          </table:table-cell>
          <table:covered-table-cell/>
          <table:covered-table-cell/>
          <table:covered-table-cell/>
          <table:table-cell table:style-name="Unitwise.E17" table:number-columns-spanned="4" office:value-type="string">
            <text:p text:style-name="P143">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8" table:number-columns-spanned="4" office:value-type="string">
            <text:p text:style-name="P124">Total No. of Lecture Hours for Completion of the Course</text:p>
          </table:table-cell>
          <table:covered-table-cell/>
          <table:covered-table-cell/>
          <table:covered-table-cell/>
          <table:table-cell table:style-name="Unitwise.E18" table:number-columns-spanned="4" office:value-type="string">
            <text:p text:style-name="P143">60</text:p>
          </table:table-cell>
          <table:covered-table-cell/>
          <table:covered-table-cell/>
          <table:covered-table-cell/>
        </table:table-row>
      </table:table>
      <text:p text:style-name="P105"/>
      <text:p text:style-name="P127"/>
      <text:p text:style-name="P125"/>
      <text:p text:style-name="P125"/>
      <text:p text:style-name="P125"/>
      <text:p text:style-name="P125"/>
      <text:p text:style-name="P1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1">Prepared By</text:p>
            <text:p text:style-name="P112">Signature of Faculty</text:p>
          </table:table-cell>
          <table:table-cell table:style-name="Table1.A1" office:value-type="string">
            <text:p text:style-name="P111">Approved By</text:p>
            <text:p text:style-name="P112">Head of Departmen<text:span text:style-name="T48">t</text:span></text:p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1:54:56.276228674</dc:date>
    <meta:editing-duration>PT6H18M6S</meta:editing-duration>
    <meta:editing-cycles>163</meta:editing-cycles>
    <meta:generator>LibreOffice/6.0.3.2$Linux_X86_64 LibreOffice_project/00m0$Build-2</meta:generator>
    <meta:document-statistic meta:table-count="3" meta:image-count="0" meta:object-count="0" meta:page-count="2" meta:paragraph-count="92" meta:word-count="335" meta:character-count="2095" meta:non-whitespace-character-count="1852"/>
  </office:meta>
</office:document-meta>
</file>